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1052e9" officeooo:paragraph-rsid="001052e9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rsid="0024879d" officeooo:paragraph-rsid="0024879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052e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9a1da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5769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b9bb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d588c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ecafc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24879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officeooo:rsid="001052e9" officeooo:paragraph-rsid="002e6577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officeooo:rsid="00216d71" officeooo:paragraph-rsid="00216d71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officeooo:rsid="0024879d" officeooo:paragraph-rsid="0024879d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17" style:family="paragraph" style:parent-style-name="Text_20_body">
      <style:text-properties officeooo:paragraph-rsid="002c704b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 style:font-name="Times New Roman" fo:font-size="14pt" officeooo:paragraph-rsid="002c704b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style:font-name="S hne" fo:font-size="12pt" fo:letter-spacing="normal" fo:language="uk" fo:country="UA" fo:font-style="normal" fo:font-weight="normal"/>
    </style:style>
    <style:style style:name="T4" style:family="text">
      <style:text-properties fo:font-variant="normal" fo:text-transform="none" fo:color="#374151" loext:opacity="100%" style:font-name="S hne" fo:font-size="12pt" fo:letter-spacing="normal" fo:language="uk" fo:country="UA" fo:font-style="normal" fo:font-weight="normal" officeooo:rsid="0029fdd0" style:font-size-asian="14pt" style:font-size-complex="14pt"/>
    </style:style>
    <style:style style:name="T5" style:family="text">
      <style:text-properties fo:font-variant="normal" fo:text-transform="none" fo:color="#374151" loext:opacity="100%" style:font-name="S hne" fo:font-size="12pt" fo:letter-spacing="normal" fo:language="uk" fo:country="UA" fo:font-style="normal" fo:font-weight="normal" officeooo:rsid="00265d1e"/>
    </style:style>
    <style:style style:name="T6" style:family="text">
      <style:text-properties fo:font-variant="normal" fo:text-transform="none" fo:color="#374151" loext:opacity="100%" style:font-name="S hne" fo:letter-spacing="normal" fo:language="uk" fo:country="UA" fo:font-style="normal" fo:font-weight="normal" officeooo:rsid="0029fdd0"/>
    </style:style>
    <style:style style:name="T7" style:family="text">
      <style:text-properties fo:font-variant="normal" fo:text-transform="none" fo:color="#374151" loext:opacity="100%" style:font-name="S hne" fo:letter-spacing="normal" fo:language="uk" fo:country="UA" fo:font-style="normal" fo:font-weight="normal" officeooo:rsid="00265d1e"/>
    </style:style>
    <style:style style:name="T8" style:family="text">
      <style:text-properties fo:font-variant="normal" fo:text-transform="none" fo:color="#374151" loext:opacity="100%" style:font-name="S hne" fo:letter-spacing="normal" fo:font-style="normal" fo:font-weight="normal"/>
    </style:style>
    <style:style style:name="T9" style:family="text">
      <style:text-properties fo:font-variant="normal" fo:text-transform="none" fo:color="#374151" loext:opacity="100%" fo:letter-spacing="normal" fo:language="uk" fo:country="UA" fo:font-style="normal" fo:font-weight="normal" officeooo:rsid="0029fdd0"/>
    </style:style>
    <style:style style:name="T10" style:family="text">
      <style:text-properties fo:font-variant="normal" fo:text-transform="none" fo:color="#374151" loext:opacity="100%" fo:letter-spacing="normal" fo:language="uk" fo:country="UA" fo:font-style="normal" fo:font-weight="normal" officeooo:rsid="00265d1e"/>
    </style:style>
    <style:style style:name="T11" style:family="text">
      <style:text-properties fo:font-variant="normal" fo:text-transform="none" fo:color="#374151" loext:opacity="100%" fo:letter-spacing="normal" fo:font-style="normal" fo:font-weight="normal"/>
    </style:style>
    <style:style style:name="T12" style:family="text">
      <style:text-properties fo:font-variant="normal" fo:text-transform="none" fo:letter-spacing="normal" fo:language="uk" fo:country="UA" fo:font-style="normal" fo:font-weight="normal" officeooo:rsid="001052e9"/>
    </style:style>
    <style:style style:name="T13" style:family="text">
      <style:text-properties fo:font-variant="normal" fo:text-transform="none" fo:letter-spacing="normal" fo:language="uk" fo:country="UA" fo:font-style="normal" fo:font-weight="normal" officeooo:rsid="00131d25"/>
    </style:style>
    <style:style style:name="T14" style:family="text">
      <style:text-properties fo:font-variant="normal" fo:text-transform="none" fo:letter-spacing="normal" fo:language="uk" fo:country="UA" fo:font-style="normal" fo:font-weight="normal" officeooo:rsid="001c3954" style:font-style-asian="normal" style:font-style-complex="normal"/>
    </style:style>
    <style:style style:name="T15" style:family="text">
      <style:text-properties fo:font-variant="normal" fo:text-transform="none" fo:letter-spacing="normal" fo:language="uk" fo:country="UA" fo:font-style="normal" fo:font-weight="normal" officeooo:rsid="001d588c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letter-spacing="normal" fo:language="uk" fo:country="UA" fo:font-style="normal" fo:font-weight="normal" officeooo:rsid="001fdc3c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letter-spacing="normal" fo:language="uk" fo:country="UA" fo:font-style="normal" fo:font-weight="normal" officeooo:rsid="0029fdd0"/>
    </style:style>
    <style:style style:name="T18" style:family="text">
      <style:text-properties fo:font-variant="normal" fo:text-transform="none" fo:letter-spacing="normal" fo:language="uk" fo:country="UA" fo:font-style="normal" fo:font-weight="normal" officeooo:rsid="00265d1e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1476dc"/>
    </style:style>
    <style:style style:name="T21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2a29d" style:font-style-asian="normal" style:font-weight-asian="normal" style:font-style-complex="normal" style:font-weight-complex="normal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size="14pt" fo:language="uk" fo:country="UA" officeooo:rsid="0024879d" style:font-size-asian="14pt" style:font-size-complex="14pt"/>
    </style:style>
    <style:style style:name="T28" style:family="text">
      <style:text-properties style:font-name="Times New Roman" fo:font-size="14pt" fo:language="uk" fo:country="UA" officeooo:rsid="002c704b" style:font-size-asian="14pt" style:font-size-complex="14pt"/>
    </style:style>
    <style:style style:name="T29" style:family="text">
      <style:text-properties style:font-name="Times New Roman" fo:font-size="14pt" fo:language="uk" fo:country="UA" fo:font-style="normal" fo:font-weight="normal" officeooo:rsid="001d588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officeooo:rsid="0024879d" style:font-size-asian="14pt" style:font-size-complex="14pt"/>
    </style:style>
    <style:style style:name="T33" style:family="text">
      <style:text-properties style:font-name="Times New Roman" fo:font-size="14pt" style:font-size-asian="14pt" style:font-size-complex="14pt" loext:padding="0.0193in" loext:border="0.06pt solid #d9d9e3"/>
    </style:style>
    <style:style style:name="T34" style:family="text">
      <style:text-properties style:font-name="Times New Roman" fo:language="uk" fo:country="UA" officeooo:rsid="0024879d"/>
    </style:style>
    <style:style style:name="T35" style:family="text">
      <style:text-properties style:font-name="Times New Roman" officeooo:rsid="0024879d"/>
    </style:style>
    <style:style style:name="T36" style:family="text">
      <style:text-properties fo:language="uk" fo:country="UA"/>
    </style:style>
    <style:style style:name="T37" style:family="text">
      <style:text-properties fo:language="uk" fo:country="UA" officeooo:rsid="001052e9"/>
    </style:style>
    <style:style style:name="T38" style:family="text">
      <style:text-properties fo:language="uk" fo:country="UA" officeooo:rsid="00157694"/>
    </style:style>
    <style:style style:name="T39" style:family="text">
      <style:text-properties fo:language="uk" fo:country="UA" fo:font-style="normal" style:font-style-asian="normal" style:font-style-complex="normal"/>
    </style:style>
    <style:style style:name="T40" style:family="text">
      <style:text-properties fo:language="uk" fo:country="UA" fo:font-style="normal" officeooo:rsid="00159598" style:font-style-asian="normal" style:font-style-complex="normal"/>
    </style:style>
    <style:style style:name="T41" style:family="text">
      <style:text-properties fo:language="uk" fo:country="UA" fo:font-style="normal" officeooo:rsid="001b9bb3" style:font-style-asian="normal" style:font-style-complex="normal"/>
    </style:style>
    <style:style style:name="T42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language="uk" fo:country="UA" fo:font-style="normal" fo:font-weight="normal" officeooo:rsid="00159598" style:font-style-asian="normal" style:font-weight-asian="normal" style:font-style-complex="normal" style:font-weight-complex="normal"/>
    </style:style>
    <style:style style:name="T44" style:family="text">
      <style:text-properties fo:language="uk" fo:country="UA" fo:font-style="normal" fo:font-weight="normal" officeooo:rsid="001d588c" style:font-style-asian="normal" style:font-weight-asian="normal" style:font-style-complex="normal" style:font-weight-complex="normal"/>
    </style:style>
    <style:style style:name="T45" style:family="text">
      <style:text-properties fo:language="uk" fo:country="UA" fo:font-style="normal" fo:font-weight="normal" officeooo:rsid="001ecafc" style:font-style-asian="normal" style:font-weight-asian="normal" style:font-style-complex="normal" style:font-weight-complex="normal"/>
    </style:style>
    <style:style style:name="T46" style:family="text">
      <style:text-properties fo:language="uk" fo:country="UA" fo:font-style="normal" fo:font-weight="normal" officeooo:rsid="001fdc3c" style:font-style-asian="normal" style:font-weight-asian="normal" style:font-style-complex="normal" style:font-weight-complex="normal"/>
    </style:style>
    <style:style style:name="T47" style:family="text">
      <style:text-properties fo:language="uk" fo:country="UA" officeooo:rsid="0019a1da"/>
    </style:style>
    <style:style style:name="T48" style:family="text">
      <style:text-properties fo:language="uk" fo:country="UA" officeooo:rsid="002570a3"/>
    </style:style>
    <style:style style:name="T49" style:family="text">
      <style:text-properties fo:language="uk" fo:country="UA" officeooo:rsid="0024879d"/>
    </style:style>
    <style:style style:name="T50" style:family="text">
      <style:text-properties fo:language="uk" fo:country="UA" loext:padding="0.0193in" loext:border="0.06pt solid #d9d9e3"/>
    </style:style>
    <style:style style:name="T51" style:family="text">
      <style:text-properties fo:language="uk" fo:country="UA" officeooo:rsid="002c704b"/>
    </style:style>
    <style:style style:name="T52" style:family="text">
      <style:text-properties fo:color="#000000" loext:opacity="100%"/>
    </style:style>
    <style:style style:name="T53" style:family="text">
      <style:text-properties officeooo:rsid="00157694"/>
    </style:style>
    <style:style style:name="T54" style:family="text">
      <style:text-properties officeooo:rsid="0024879d"/>
    </style:style>
    <style:style style:name="T55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 До якого періоду відносять філософію Платона та Аристотеля? <text:s/>В чому полягає основна суть та принципова різниця філософських систем Платона та Аристотеля? Який вплив мали філософія Платона та філософія Аристотеля на подальший розвиток філософії та науки?</text:span></text:p>
      <text:p text:style-name="P1"><text:span text:style-name="T1"/></text:p>
      <text:p text:style-name="P2">Філософію Платона та Аристотеля відносять до класичного періоду <text:span text:style-name="T52">давньогрецької філософії. </text:span></text:p>
      <text:p text:style-name="P5"><text:span text:style-name="T12">Основна суть філософії Платона полягає в ідеалізмі та теорії ідей. </text:span><text:span text:style-name="T13">Вона полягає в тому</text:span><text:span text:style-name="T12">, що реальність, яку сприймаємо за допомогою наших чуттів, є лише відображенням ідеальних форм, а ідеї або форми є справжньою реальністю, незалежною від матеріального світу.</text:span><text:span text:style-name="T37"> </text:span><text:span text:style-name="T19">Аристотель, у свою чергу, був емпіриком та реалістом. Він підкреслював важливість спостережень та експериментів для отримання знань. Аристотель вважав, що реальність існує в об'єктах навколишнього світу, а не в окремих ідеях. </text:span></text:p>
      <text:p text:style-name="P13"><text:span text:style-name="T19">Вплив філософій Платона та Аристотеля на подальший розвиток філософії та науки величезни</text:span><text:span text:style-name="T20">й</text:span><text:span text:style-name="T19">. Філософія Платона сприяла розвитку метафізики, теорій знання та політичної філософії. Вчення Аристотеля про логіку, біологію, фізику, метафізику та етику вплинуло на розвиток наукових та філософських дисциплін.</text:span></text:p>
      <text:p text:style-name="P13"><text:s/></text:p>
      <text:p text:style-name="P3"><text:span text:style-name="T52">- Розкрийте зміст та взаємозв'язок понять: матеріалізм, ідеалізм;</text:span> агностицизм, гносеологічний оптимізм; атеїзм, теїзм, деїзм, пантеїзм; космоцентризм, теоцентризм, антропоцентризм; раціоналізм, емпіризм. </text:p>
      <text:p text:style-name="P3">Зазначте, які з наведених позицій ближче до ваших власних переконань та чому.</text:p>
      <text:p text:style-name="P3"/>
      <text:p text:style-name="P6">- <text:span text:style-name="T53">м</text:span><text:span text:style-name="T38">атеріалізм та ідеалізм:</text:span></text:p>
      <text:p text:style-name="P7"><text:span text:style-name="T38">М</text:span><text:span text:style-name="T47">атеріалізм - </text:span><text:span text:style-name="T19">матерія є основною реальністю, а світ існує незалежно від свідомості.</text:span> </text:p>
      <text:p text:style-name="P7"><text:span text:style-name="T47">Ідеалізм - </text:span><text:span text:style-name="T19">реальність має ментальне, ідеальне походження, де ідеї формують основу світу.</text:span> </text:p>
      <text:p text:style-name="P8">- <text:span text:style-name="T23">агностицизм</text:span><text:span text:style-name="T39"> </text:span><text:span text:style-name="T40">і</text:span><text:span text:style-name="T39"> </text:span><text:span text:style-name="T23">гносеологічний оптимізм:</text:span></text:p>
      <text:p text:style-name="P9"><text:span text:style-name="T41">Агностицизм - </text:span><text:span text:style-name="T21">отрима</text:span><text:span text:style-name="T14">ти</text:span><text:span text:style-name="T21"> абсолютн</text:span><text:span text:style-name="T14">е</text:span><text:span text:style-name="T21"> знання про світ</text:span><text:span text:style-name="T14"> неможливо</text:span><text:span text:style-name="T21">.</text:span><text:span text:style-name="T23"> </text:span></text:p>
      <text:p text:style-name="P9"><text:span text:style-name="T41">Г</text:span><text:span text:style-name="T23">носеологічний оптимізм - </text:span><text:span text:style-name="T21"><text:s/>людин</text:span><text:span text:style-name="T14">а здатна необмежено</text:span><text:span text:style-name="T21"> отримувати й розуміти істину про світ через розум, спостереження та дослідження.</text:span><text:span text:style-name="T23"> </text:span></text:p>
      <text:p text:style-name="P8"><text:span text:style-name="T23">- <text:s/></text:span><text:span text:style-name="T24">атеїзм, теїзм, деїзм</text:span><text:span text:style-name="T42"> </text:span><text:span text:style-name="T43">і</text:span><text:span text:style-name="T42"> </text:span><text:span text:style-name="T24">пантеїзм:</text:span></text:p>
      <text:p text:style-name="P10"><text:span text:style-name="T44">Атеїзм - </text:span><text:span text:style-name="T22">заперечення існування Бога або богів</text:span><text:span text:style-name="T15">.</text:span></text:p>
      <text:p text:style-name="P10"><text:span text:style-name="T44">Теїзм - </text:span><text:span text:style-name="T22">віра в існування одного або кількох богів, які керують або впливають на світ.</text:span><text:span text:style-name="T24"> </text:span></text:p>
      <text:p text:style-name="P10"><text:span text:style-name="T44">Деїзм — </text:span><text:span text:style-name="T15">віра в те, що</text:span><text:span text:style-name="T22"> бог(и) створив(ли) світ, але не втручаються в його події.</text:span><text:span text:style-name="T24"> </text:span></text:p>
      <text:p text:style-name="P10"><text:span text:style-name="T44">Пантеїзм — віра в те, що </text:span><text:span text:style-name="T15">природа та Бог є єдиним цілим, світ виникає з Бога.</text:span></text:p>
      <text:p text:style-name="P8"><text:span text:style-name="T24">- <text:s/>космоцентризм, теоцентризм</text:span><text:span text:style-name="T42"> </text:span><text:span text:style-name="T43">і</text:span><text:span text:style-name="T42"> </text:span><text:span text:style-name="T24">антропоцентризм:</text:span></text:p>
      <text:p text:style-name="P10"><text:span text:style-name="T44">Космоцентризм - </text:span><text:span text:style-name="T22">концепція, яка ставить у центр уваги Всесвіт або космос як найважливішу чи найвищу реальність.</text:span><text:span text:style-name="T24"> </text:span></text:p>
      <text:p text:style-name="P10"><text:soft-page-break/><text:span text:style-name="T44">Теоцентризм - </text:span><text:span text:style-name="T22">це переконання, що бог або боги є центральними для всього існуючого.</text:span><text:span text:style-name="T24"> </text:span></text:p>
      <text:p text:style-name="P10"><text:span text:style-name="T44">Антропоцентризм - </text:span><text:span text:style-name="T22">підкреслення центральної ролі людини в світі, її важливості або піднесення її до статусу визначального аспекту всесвіту.</text:span><text:span text:style-name="T24"> </text:span></text:p>
      <text:p text:style-name="P8"><text:span text:style-name="T24">- <text:s/>раціоналізм</text:span><text:span text:style-name="T42"> </text:span><text:span text:style-name="T43">і</text:span><text:span text:style-name="T42"> </text:span><text:span text:style-name="T24">емпіризм:</text:span></text:p>
      <text:p text:style-name="P11"><text:span text:style-name="T45">Раціоналізм - </text:span><text:span text:style-name="T16">думка</text:span><text:span text:style-name="T22">, що розум та раціональне мислення є основою для отримання знань про світ.</text:span><text:span text:style-name="T24"> </text:span></text:p>
      <text:p text:style-name="P11"><text:span text:style-name="T45">Емпіризм — </text:span><text:span text:style-name="T46">думка, що </text:span><text:span text:style-name="T22">роль досвіду, спостережень і відчуттів у формуванні знань та розумінні світу </text:span><text:span text:style-name="T16">важливіша.</text:span><text:span text:style-name="T24"> </text:span></text:p>
      <text:p text:style-name="P14"><text:span text:style-name="T24">Мені ближче матеріалізм (бо я вважаю, що думки — всього-на-всього складна реакція на оточуючу нас матерію), агностицизм (бо сучасна наука базується на теоріях та припущеннях, а не перевірених фактах), деїзм (бо я допускаю існування божества, але не як надідею Платона, а як певний процес, який дав початок усьому, але далі не втручався), космоцентризм (божество не втручається, а люди — можливо не єдина форма життя) </text:span><text:span text:style-name="T25">та емпіризм (для кожної людини існує своє раціональне, а досвід — однаковий для всіх)</text:span><text:span text:style-name="T24">.</text:span></text:p>
      <text:p text:style-name="P14"><text:span text:style-name="T24"/></text:p>
      <text:p text:style-name="P3">- Визначте історичні форми теоретичного світогляду та їх основні риси. Які передумови та події викликали зміну історичних форм світогляду?</text:p>
      <text:p text:style-name="P3"/>
      <text:p text:style-name="P15">Форми світогляду:</text:p>
      <text:p text:style-name="P15">1) Міфологічний світогляд:</text:p>
      <text:p text:style-name="P12"><text:span text:style-name="T49">- <text:s/></text:span><text:span text:style-name="T17">Притаманні</text:span><text:span text:style-name="T19"> міфи, легенди, релігійні та магічні уявлення про природу, богів, створення світу.</text:span> </text:p>
      <text:p text:style-name="P12"><text:span text:style-name="T49">- </text:span><text:span text:style-name="T19">Людина переважно пояснює світ через сакральні або містичні події, використовуючи символіку та антропоморфізм.</text:span> </text:p>
      <text:p text:style-name="P15">2) Релігійний світогляд:</text:p>
      <text:p text:style-name="P12"><text:span text:style-name="T49">- </text:span><text:span text:style-name="T19">Базується на системі релігійних вірувань, догматів та моральних норм, які регулюють життя та пояснюють природу та всесвіт.</text:span> </text:p>
      <text:p text:style-name="P12"><text:span text:style-name="T49">- </text:span><text:span text:style-name="T19">Люди вірять в існування вищої сили або бога (або богів), що впливають на долю людей та світ.</text:span> </text:p>
      <text:p text:style-name="P15">3) Філософський світогляд:</text:p>
      <text:p text:style-name="P12"><text:span text:style-name="T49">- </text:span><text:span text:style-name="T19">Це спроба раціонального осмислення світу на основі логіки, розуму та аргументації.</text:span> </text:p>
      <text:p text:style-name="P12"><text:span text:style-name="T49">- </text:span><text:span text:style-name="T19">Філософія ставить питання про природу існування, знання, моралі, справедливості тощо.</text:span> </text:p>
      <text:p text:style-name="P4">4) <text:span text:style-name="T36">Науково-</text:span><text:span text:style-name="T48">природничий</text:span><text:span text:style-name="T36"> світогляд:</text:span></text:p>
      <text:p text:style-name="P12"><text:span text:style-name="T54">- <text:s/></text:span><text:span text:style-name="T19">Заснований на наукових методах дослідження та емпіричних фактах.</text:span> </text:p>
      <text:p text:style-name="P12"><text:span text:style-name="T54">- <text:s/></text:span><text:span text:style-name="T17">Спроба р</text:span><text:span text:style-name="T19">аціонально пояснити природу через експерименти, спостереження та систематизацію знань.</text:span> </text:p>
      <text:p text:style-name="P4"><text:span text:style-name="T19">Зміни історичних форм світогляду виникали на основі нових досвідів, знань та культурних трансформацій, що сприяли еволюції та розвитку ідей про світ: </text:span><text:span text:style-name="T18">філософських та наукових революцій, релігійних реформ, технологічних проривів, суспільних змін.</text:span></text:p>
      <text:p text:style-name="P4"><text:span text:style-name="T18"/></text:p>
      <text:p text:style-name="P16"><text:soft-page-break/>- В чому полягає проблема антиномічності "чистого" розуму? В чому принципова різниця між "чистим" та "практичним" розумом?</text:p>
      <text:p text:style-name="P16"/>
      <text:p text:style-name="P18">Проблема антиномій "чистого" розуму полягає в тому, що сам розум, намагаючись застосувати свої принципи до абсолютних питань, може призводити до протиріччя чи суперечностей, які неможливо вирішити або виключити. </text:p>
      <text:p text:style-name="P18">Відмінність між "чистим" та "практичним" розумом полягає в їхній спрямованості: "чистий" розум займається теоретичним розумінням, тоді як "практичний" розум використовується для орієнтації на моральні та практичні аспекти житт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21:17:17.035000000</meta:creation-date>
    <dc:date>2023-12-13T22:34:50.014000000</dc:date>
    <meta:editing-duration>PT1H17M17S</meta:editing-duration>
    <meta:editing-cycles>29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44" meta:word-count="704" meta:character-count="5120" meta:non-whitespace-character-count="4421"/>
  </office:meta>
</office:document-meta>
</file>